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3" style:family="paragraph" style:parent-style-name="Heading_20_4">
      <style:paragraph-properties fo:margin-left="0in" fo:margin-right="0in" fo:margin-top="0in" fo:margin-bottom="0.0835in" style:contextual-spacing="false" fo:line-height="114%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6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9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0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1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2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3" style:family="paragraph" style:parent-style-name="Horizontal_20_Line">
      <style:paragraph-properties fo:margin-top="0in" fo:margin-bottom="0.0972in" style:contextual-spacing="false" fo:line-height="115%"/>
    </style:style>
    <style:style style:name="P14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5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6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7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8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9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20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1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2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23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4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5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26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7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8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29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30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31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2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33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34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5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36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37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8" style:family="paragraph" style:parent-style-name="Text_20_body" style:list-style-name="L1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39" style:family="paragraph" style:parent-style-name="Text_20_body" style:list-style-name="L1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40" style:family="paragraph" style:parent-style-name="Text_20_body" style:list-style-name="L1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41" style:family="paragraph" style:parent-style-name="Text_20_body" style:list-style-name="L1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42" style:family="paragraph" style:parent-style-name="Text_20_body" style:list-style-name="L1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43" style:family="paragraph" style:parent-style-name="Text_20_body" style:list-style-name="L13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44" style:family="paragraph" style:parent-style-name="Text_20_body" style:list-style-name="L1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45" style:family="paragraph" style:parent-style-name="Text_20_body" style:list-style-name="L14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46" style:family="paragraph" style:parent-style-name="Text_20_body" style:list-style-name="L1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47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style="italic"/>
    </style:style>
    <style:style style:name="P48" style:family="paragraph" style:parent-style-name="Text_20_body" style:list-style-name="L1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49" style:family="paragraph" style:parent-style-name="Text_20_body" style:list-style-name="L1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0" style:family="paragraph" style:parent-style-name="Text_20_body" style:list-style-name="L15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51" style:family="paragraph" style:parent-style-name="Text_20_body" style:list-style-name="L1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52" style:family="paragraph" style:parent-style-name="Text_20_body" style:list-style-name="L1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3" style:family="paragraph" style:parent-style-name="Text_20_body" style:list-style-name="L16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54" style:family="paragraph" style:parent-style-name="Text_20_body" style:list-style-name="L1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55" style:family="paragraph" style:parent-style-name="Text_20_body" style:list-style-name="L1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6" style:family="paragraph" style:parent-style-name="Text_20_body" style:list-style-name="L17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57" style:family="paragraph" style:parent-style-name="Text_20_body" style:list-style-name="L1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58" style:family="paragraph" style:parent-style-name="Text_20_body" style:list-style-name="L1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9" style:family="paragraph" style:parent-style-name="Text_20_body" style:list-style-name="L18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60" style:family="paragraph" style:parent-style-name="Text_20_body" style:list-style-name="L19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61" style:family="paragraph" style:parent-style-name="Text_20_body" style:list-style-name="L19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62" style:family="paragraph" style:parent-style-name="Text_20_body" style:list-style-name="L19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63" style:family="paragraph" style:parent-style-name="Text_20_body" style:list-style-name="L2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64" style:family="paragraph" style:parent-style-name="Text_20_body" style:list-style-name="L2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65" style:family="paragraph" style:parent-style-name="Text_20_body" style:list-style-name="L20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66" style:family="paragraph" style:parent-style-name="Horizontal_20_Line">
      <style:paragraph-properties fo:margin-top="0in" fo:margin-bottom="0.0972in" style:contextual-spacing="false" fo:line-height="115%"/>
      <style:text-properties style:font-name="Google Sans Text"/>
    </style:style>
    <style:style style:name="P67" style:family="paragraph" style:parent-style-name="Text_20_body" style:list-style-name="L2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T1" style:family="text">
      <style:text-properties style:font-name="Google Sans"/>
    </style:style>
    <style:style style:name="T2" style:family="text">
      <style:text-properties style:font-name="Google Sans Text"/>
    </style:style>
    <style:style style:name="T3" style:family="text">
      <style:text-properties fo:font-weight="bold"/>
    </style:style>
    <style:style style:name="T4" style:family="text">
      <style:text-properties style:font-name="Google Sans Text" fo:font-style="italic"/>
    </style:style>
    <style:style style:name="T5" style:family="text">
      <style:text-properties fo:font-size="12pt" fo:background-color="transparent" loext:char-shading-value="0"/>
    </style:style>
    <style:style style:name="T6" style:family="text">
      <style:text-properties style:font-name="Google Sans Text" fo:font-size="12pt" fo:background-color="transparent" loext:char-shading-value="0"/>
    </style:style>
    <style:style style:name="T7" style:family="text">
      <style:text-properties style:font-name="Google Sans Text" fo:font-weight="bold"/>
    </style:style>
    <style:style style:name="T8" style:family="text">
      <style:text-properties fo:font-style="italic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1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18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af32bd632acce9f8">
        <text:h text:style-name="P1" text:outline-level="3">NHÓM 1: QUẢN TRỊ &amp; ĐỐI TƯỢNG (CORE MODULE)</text:h>
        <text:p text:style-name="P2">Nhóm này quản lý người dùng và thông tin cơ bản của Gara.</text:p>
        <text:h text:style-name="P3" text:outline-level="4"><text:span text:style-name="T1">1. Bảng </text:span><text:span text:style-name="Source_20_Text"><text:span text:style-name="T2">USERS</text:span></text:span><text:span text:style-name="T1"> (Người dùng hệ thống)</text:span></text:h>
        <text:list text:style-name="L1">
          <text:list-item>
            <text:p text:style-name="P4"><text:span text:style-name="T3">Mục đích:</text:span> Để đăng nhập và phân quyền.</text:p>
          </text:list-item>
          <text:list-item>
            <text:p text:style-name="P5">Cấu trúc:</text:p>
            <text:list>
              <text:list-item>
                <text:p text:style-name="P6"><text:span text:style-name="Source_20_Text"><text:span text:style-name="T2">user_id</text:span></text:span><text:span text:style-name="T2"> (INT, PK, Auto Increment): Mã định danh.</text:span></text:p>
              </text:list-item>
              <text:list-item>
                <text:p text:style-name="P6"><text:span text:style-name="Source_20_Text"><text:span text:style-name="T2">username</text:span></text:span><text:span text:style-name="T2"> (VARCHAR(50), Unique): Tên đăng nhập.</text:span></text:p>
              </text:list-item>
              <text:list-item>
                <text:p text:style-name="P6"><text:span text:style-name="Source_20_Text"><text:span text:style-name="T2">password_hash</text:span></text:span><text:span text:style-name="T2"> (VARCHAR(255)): Mật khẩu đã mã hóa (không lưu text).</text:span></text:p>
              </text:list-item>
              <text:list-item>
                <text:p text:style-name="P6"><text:span text:style-name="Source_20_Text"><text:span text:style-name="T2">full_name</text:span></text:span><text:span text:style-name="T2"> (NVARCHAR(100)): Tên hiển thị.</text:span></text:p>
              </text:list-item>
              <text:list-item>
                <text:p text:style-name="P6"><text:span text:style-name="Source_20_Text"><text:span text:style-name="T2">role</text:span></text:span><text:span text:style-name="T2"> (VARCHAR(20)): 'ADMIN', 'STAFF', 'WAREHOUSE'.</text:span></text:p>
              </text:list-item>
            </text:list>
          </text:list-item>
        </text:list>
        <text:h text:style-name="P3" text:outline-level="4"><text:span text:style-name="T1">2. Bảng </text:span><text:span text:style-name="Source_20_Text"><text:span text:style-name="T2">CUSTOMERS</text:span></text:span><text:span text:style-name="T1"> (Khách hàng) - </text:span><text:span text:style-name="T4">Tách từ BM1</text:span></text:h>
        <text:list text:style-name="L2">
          <text:list-item>
            <text:p text:style-name="P7"><text:span text:style-name="T3">Mục đích:</text:span> Quản lý thông tin chủ xe<text:span text:style-name="T5">1</text:span>.</text:p>
          </text:list-item>
          <text:list-item>
            <text:p text:style-name="P8">Cấu trúc:</text:p>
            <text:list>
              <text:list-item>
                <text:p text:style-name="P9"><text:span text:style-name="Source_20_Text"><text:span text:style-name="T2">customer_id</text:span></text:span><text:span text:style-name="T2"> (INT, PK).</text:span></text:p>
              </text:list-item>
              <text:list-item>
                <text:p text:style-name="P9"><text:span text:style-name="Source_20_Text"><text:span text:style-name="T2">full_name</text:span></text:span><text:span text:style-name="T2"> (NVARCHAR(100)): Tên chủ xe</text:span><text:span text:style-name="T6">2</text:span><text:span text:style-name="T2">.</text:span></text:p>
              </text:list-item>
              <text:list-item>
                <text:p text:style-name="P9"><text:span text:style-name="Source_20_Text"><text:span text:style-name="T2">phone</text:span></text:span><text:span text:style-name="T2"> (VARCHAR(15)): Điện thoại</text:span><text:span text:style-name="T6">3</text:span><text:span text:style-name="T2">.</text:span></text:p>
              </text:list-item>
              <text:list-item>
                <text:p text:style-name="P9"><text:span text:style-name="Source_20_Text"><text:span text:style-name="T2">address</text:span></text:span><text:span text:style-name="T2"> (NVARCHAR(200)): Địa chỉ</text:span><text:span text:style-name="T6">4</text:span><text:span text:style-name="T2">.</text:span></text:p>
              </text:list-item>
              <text:list-item>
                <text:p text:style-name="P9"><text:span text:style-name="Source_20_Text"><text:span text:style-name="T2">email</text:span></text:span><text:span text:style-name="T2"> (VARCHAR(100)): Email (phục vụ BM4 </text:span><text:span text:style-name="T6">5</text:span><text:span text:style-name="T2">).</text:span></text:p>
              </text:list-item>
            </text:list>
          </text:list-item>
        </text:list>
        <text:h text:style-name="P3" text:outline-level="4"><text:span text:style-name="T1">3. Bảng </text:span><text:span text:style-name="Source_20_Text"><text:span text:style-name="T2">CARS</text:span></text:span><text:span text:style-name="T1"> (Xe) - </text:span><text:span text:style-name="T4">Trung tâm dữ liệu</text:span></text:h>
        <text:list text:style-name="L3">
          <text:list-item>
            <text:p text:style-name="P10"><text:span text:style-name="T3">Mục đích:</text:span> Quản lý xe và công nợ<text:span text:style-name="T5">6</text:span>.</text:p>
          </text:list-item>
          <text:list-item>
            <text:p text:style-name="P11">Cấu trúc:</text:p>
            <text:list>
              <text:list-item>
                <text:p text:style-name="P12"><text:span text:style-name="Source_20_Text"><text:span text:style-name="T2">car_id</text:span></text:span><text:span text:style-name="T2"> (INT, PK).</text:span></text:p>
              </text:list-item>
              <text:list-item>
                <text:p text:style-name="P12"><text:span text:style-name="Source_20_Text"><text:span text:style-name="T2">license_plate</text:span></text:span><text:span text:style-name="T2"> (VARCHAR(20), Unique): Biển số xe</text:span><text:span text:style-name="T6">7</text:span><text:span text:style-name="T2">.</text:span></text:p>
              </text:list-item>
              <text:list-item>
                <text:p text:style-name="P12"><text:span text:style-name="Source_20_Text"><text:span text:style-name="T2">brand_id</text:span></text:span><text:span text:style-name="T2"> (INT, FK): Liên kết bảng </text:span><text:span text:style-name="Source_20_Text"><text:span text:style-name="T2">CAR_BRANDS</text:span></text:span><text:span text:style-name="T2">.</text:span></text:p>
              </text:list-item>
              <text:list-item>
                <text:p text:style-name="P12"><text:span text:style-name="Source_20_Text"><text:span text:style-name="T2">customer_id</text:span></text:span><text:span text:style-name="T2"> (INT, FK): Liên kết bảng </text:span><text:span text:style-name="Source_20_Text"><text:span text:style-name="T2">CUSTOMERS</text:span></text:span><text:span text:style-name="T2">.</text:span></text:p>
              </text:list-item>
              <text:list-item>
                <text:p text:style-name="P12"><text:span text:style-name="Source_20_Text"><text:span text:style-name="T2">current_debt</text:span></text:span><text:span text:style-name="T2"> (DECIMAL(18, 0), Default 0): Tiền nợ hiện tại (Phục vụ QĐ4 </text:span><text:span text:style-name="T6">8</text:span><text:span text:style-name="T2">).</text:span></text:p>
              </text:list-item>
            </text:list>
          </text:list-item>
          <text:list-item>
            <text:p text:style-name="P12"><text:span text:style-name="T7">Join:</text:span><text:span text:style-name="T2"> </text:span><text:span text:style-name="Source_20_Text"><text:span text:style-name="T2">CARS</text:span></text:span><text:span text:style-name="T2"> join </text:span><text:span text:style-name="Source_20_Text"><text:span text:style-name="T2">CUSTOMERS</text:span></text:span><text:span text:style-name="T2"> để biết xe của ai.</text:span></text:p>
          </text:list-item>
        </text:list>
        <text:p text:style-name="P13"/>
        <text:h text:style-name="P1" text:outline-level="3">NHÓM 2: DANH MỤC &amp; CẤU HÌNH (MASTER DATA)</text:h>
        <text:p text:style-name="P2">Nhóm này chứa dữ liệu ít thay đổi, phục vụ các Dropdown list.</text:p>
        <text:h text:style-name="P3" text:outline-level="4"><text:soft-page-break/><text:span text:style-name="T1">4. Bảng </text:span><text:span text:style-name="Source_20_Text"><text:span text:style-name="T2">CAR_BRANDS</text:span></text:span><text:span text:style-name="T1"> (Hiệu xe)</text:span></text:h>
        <text:list text:style-name="L4">
          <text:list-item>
            <text:p text:style-name="P14"><text:span text:style-name="T3">Mục đích:</text:span> Quản lý danh sách hiệu xe (Toyota, Honda...)<text:span text:style-name="T5">9</text:span>.</text:p>
          </text:list-item>
          <text:list-item>
            <text:p text:style-name="P15">Cấu trúc:</text:p>
            <text:list>
              <text:list-item>
                <text:p text:style-name="P16"><text:span text:style-name="Source_20_Text"><text:span text:style-name="T2">brand_id</text:span></text:span><text:span text:style-name="T2"> (INT, PK).</text:span></text:p>
              </text:list-item>
              <text:list-item>
                <text:p text:style-name="P16"><text:span text:style-name="Source_20_Text"><text:span text:style-name="T2">brand_name</text:span></text:span><text:span text:style-name="T2"> (NVARCHAR(50)): Tên hiệu xe.</text:span></text:p>
              </text:list-item>
            </text:list>
          </text:list-item>
          <text:list-item>
            <text:p text:style-name="P14"><text:span text:style-name="T3">Quy định:</text:span> Admin dùng bảng này để thêm/xóa hiệu xe theo QĐ6<text:span text:style-name="T5">10</text:span>.</text:p>
          </text:list-item>
        </text:list>
        <text:h text:style-name="P3" text:outline-level="4"><text:span text:style-name="T1">5. Bảng </text:span><text:span text:style-name="Source_20_Text"><text:span text:style-name="T2">LABOR_FEES</text:span></text:span><text:span text:style-name="T1"> (Tiền công)</text:span></text:h>
        <text:list text:style-name="L5">
          <text:list-item>
            <text:p text:style-name="P17"><text:span text:style-name="T3">Mục đích:</text:span> Quản lý 100 loại tiền công niêm yết<text:span text:style-name="T5">1111</text:span>.</text:p>
          </text:list-item>
          <text:list-item>
            <text:p text:style-name="P18">Cấu trúc:</text:p>
            <text:list>
              <text:list-item>
                <text:p text:style-name="P19"><text:span text:style-name="Source_20_Text"><text:span text:style-name="T2">labor_id</text:span></text:span><text:span text:style-name="T2"> (INT, PK).</text:span></text:p>
              </text:list-item>
              <text:list-item>
                <text:p text:style-name="P19"><text:span text:style-name="Source_20_Text"><text:span text:style-name="T2">labor_name</text:span></text:span><text:span text:style-name="T2"> (NVARCHAR(100)): Tên nội dung công việc (Rửa xe, vá lốp...).</text:span></text:p>
              </text:list-item>
              <text:list-item>
                <text:p text:style-name="P19"><text:span text:style-name="Source_20_Text"><text:span text:style-name="T2">standard_fee</text:span></text:span><text:span text:style-name="T2"> (DECIMAL(18, 0)): Đơn giá tiền công niêm yết</text:span><text:span text:style-name="T6">1212</text:span><text:span text:style-name="T2">.</text:span></text:p>
              </text:list-item>
            </text:list>
          </text:list-item>
        </text:list>
        <text:h text:style-name="P3" text:outline-level="4"><text:span text:style-name="T1">6. Bảng </text:span><text:span text:style-name="Source_20_Text"><text:span text:style-name="T2">PARAMETERS</text:span></text:span><text:span text:style-name="T1"> (Tham số quy định)</text:span></text:h>
        <text:list text:style-name="L6">
          <text:list-item>
            <text:p text:style-name="P20"><text:span text:style-name="T3">Mục đích:</text:span> Lưu các luật của Gara để Admin thay đổi<text:span text:style-name="T5">13</text:span>.</text:p>
          </text:list-item>
          <text:list-item>
            <text:p text:style-name="P21">Cấu trúc:</text:p>
            <text:list>
              <text:list-item>
                <text:p text:style-name="P22"><text:span text:style-name="Source_20_Text"><text:span text:style-name="T2">param_key</text:span></text:span><text:span text:style-name="T2"> (VARCHAR(50), PK): Ví dụ 'MAX_CARS_RECEIVE'.</text:span></text:p>
              </text:list-item>
              <text:list-item>
                <text:p text:style-name="P22"><text:span text:style-name="Source_20_Text"><text:span text:style-name="T2">param_value</text:span></text:span><text:span text:style-name="T2"> (FLOAT): Ví dụ 30.</text:span></text:p>
              </text:list-item>
              <text:list-item>
                <text:p text:style-name="P22"><text:span text:style-name="Source_20_Text"><text:span text:style-name="T2">description</text:span></text:span><text:span text:style-name="T2"> (NVARCHAR(200)): Giải thích (Số xe tối đa trong ngày).</text:span></text:p>
              </text:list-item>
            </text:list>
          </text:list-item>
        </text:list>
        <text:p text:style-name="P13"/>
        <text:h text:style-name="P1" text:outline-level="3">NHÓM 3: KHO &amp; VẬT TƯ (INVENTORY MODULE - BỔ SUNG)</text:h>
        <text:p text:style-name="P2">Nhóm này giúp quản lý đầu vào của phụ tùng (như đã phân tích là cần thiết để có tồn kho).</text:p>
        <text:h text:style-name="P3" text:outline-level="4"><text:span text:style-name="T1">7. Bảng </text:span><text:span text:style-name="Source_20_Text"><text:span text:style-name="T2">SUPPLIERS</text:span></text:span><text:span text:style-name="T1"> (Nhà cung cấp)</text:span></text:h>
        <text:list text:style-name="L7">
          <text:list-item>
            <text:p text:style-name="P23"><text:span text:style-name="T3">Mục đích:</text:span> Quản lý nguồn nhập hàng.</text:p>
          </text:list-item>
          <text:list-item>
            <text:p text:style-name="P24">Cấu trúc:</text:p>
            <text:list>
              <text:list-item>
                <text:p text:style-name="P25"><text:span text:style-name="Source_20_Text"><text:span text:style-name="T2">supplier_id</text:span></text:span><text:span text:style-name="T2"> (INT, PK).</text:span></text:p>
              </text:list-item>
              <text:list-item>
                <text:p text:style-name="P25"><text:span text:style-name="Source_20_Text"><text:span text:style-name="T2">supplier_name</text:span></text:span><text:span text:style-name="T2"> (NVARCHAR(100)).</text:span></text:p>
              </text:list-item>
              <text:list-item>
                <text:p text:style-name="P25"><text:span text:style-name="Source_20_Text"><text:span text:style-name="T2">contact_info</text:span></text:span><text:span text:style-name="T2"> (NVARCHAR(200)).</text:span></text:p>
              </text:list-item>
            </text:list>
          </text:list-item>
        </text:list>
        <text:h text:style-name="P3" text:outline-level="4"><text:span text:style-name="T1">8. Bảng </text:span><text:span text:style-name="Source_20_Text"><text:span text:style-name="T2">SUPPLIES</text:span></text:span><text:span text:style-name="T1"> (Vật tư phụ tùng)</text:span></text:h>
        <text:list text:style-name="L8">
          <text:list-item>
            <text:p text:style-name="P26"><text:span text:style-name="T3">Mục đích:</text:span> Quản lý danh sách 200 loại vật tư và tồn kho<text:span text:style-name="T5">141414</text:span>.</text:p>
          </text:list-item>
          <text:list-item>
            <text:p text:style-name="P27">Cấu trúc:</text:p>
            <text:list>
              <text:list-item>
                <text:p text:style-name="P28"><text:soft-page-break/><text:span text:style-name="Source_20_Text"><text:span text:style-name="T2">supply_id</text:span></text:span><text:span text:style-name="T2"> (INT, PK).</text:span></text:p>
              </text:list-item>
              <text:list-item>
                <text:p text:style-name="P28"><text:span text:style-name="Source_20_Text"><text:span text:style-name="T2">supply_name</text:span></text:span><text:span text:style-name="T2"> (NVARCHAR(100)): Tên vật tư.</text:span></text:p>
              </text:list-item>
              <text:list-item>
                <text:p text:style-name="P28"><text:span text:style-name="Source_20_Text"><text:span text:style-name="T2">unit</text:span></text:span><text:span text:style-name="T2"> (NVARCHAR(20)): Đơn vị tính (Cái, Lít).</text:span></text:p>
              </text:list-item>
              <text:list-item>
                <text:p text:style-name="P28"><text:span text:style-name="Source_20_Text"><text:span text:style-name="T2">unit_price</text:span></text:span><text:span text:style-name="T2"> (DECIMAL(18, 0)): Đơn giá bán hiện tại.</text:span></text:p>
              </text:list-item>
              <text:list-item>
                <text:p text:style-name="P28"><text:span text:style-name="Source_20_Text"><text:span text:style-name="T2">stock_qty</text:span></text:span><text:span text:style-name="T2"> (INT): Số lượng tồn kho hiện tại (Tồn Cuối trong báo cáo </text:span><text:span text:style-name="T6">15</text:span><text:span text:style-name="T2">).</text:span></text:p>
              </text:list-item>
            </text:list>
          </text:list-item>
        </text:list>
        <text:h text:style-name="P3" text:outline-level="4"><text:span text:style-name="T1">9. Bảng </text:span><text:span text:style-name="Source_20_Text"><text:span text:style-name="T2">IMPORT_TICKETS</text:span></text:span><text:span text:style-name="T1"> (Phiếu nhập kho)</text:span></text:h>
        <text:list text:style-name="L9">
          <text:list-item>
            <text:p text:style-name="P29"><text:span text:style-name="T3">Mục đích:</text:span> Ghi nhận lịch sử nhập hàng.</text:p>
          </text:list-item>
          <text:list-item>
            <text:p text:style-name="P30">Cấu trúc:</text:p>
            <text:list>
              <text:list-item>
                <text:p text:style-name="P31"><text:span text:style-name="Source_20_Text"><text:span text:style-name="T2">import_id</text:span></text:span><text:span text:style-name="T2"> (INT, PK).</text:span></text:p>
              </text:list-item>
              <text:list-item>
                <text:p text:style-name="P31"><text:span text:style-name="Source_20_Text"><text:span text:style-name="T2">supplier_id</text:span></text:span><text:span text:style-name="T2"> (INT, FK).</text:span></text:p>
              </text:list-item>
              <text:list-item>
                <text:p text:style-name="P31"><text:span text:style-name="Source_20_Text"><text:span text:style-name="T2">import_date</text:span></text:span><text:span text:style-name="T2"> (DATETIME).</text:span></text:p>
              </text:list-item>
              <text:list-item>
                <text:p text:style-name="P31"><text:span text:style-name="Source_20_Text"><text:span text:style-name="T2">total_cost</text:span></text:span><text:span text:style-name="T2"> (DECIMAL(18, 0)).</text:span></text:p>
              </text:list-item>
            </text:list>
          </text:list-item>
        </text:list>
        <text:h text:style-name="P3" text:outline-level="4"><text:span text:style-name="T1">10. Bảng </text:span><text:span text:style-name="Source_20_Text"><text:span text:style-name="T2">IMPORT_DETAILS</text:span></text:span><text:span text:style-name="T1"> (Chi tiết nhập)</text:span></text:h>
        <text:list text:style-name="L10">
          <text:list-item>
            <text:p text:style-name="P32"><text:span text:style-name="T3">Mục đích:</text:span> Chi tiết từng món hàng nhập.</text:p>
          </text:list-item>
          <text:list-item>
            <text:p text:style-name="P33">Cấu trúc:</text:p>
            <text:list>
              <text:list-item>
                <text:p text:style-name="P34"><text:span text:style-name="Source_20_Text"><text:span text:style-name="T2">detail_id</text:span></text:span><text:span text:style-name="T2"> (INT, PK).</text:span></text:p>
              </text:list-item>
              <text:list-item>
                <text:p text:style-name="P34"><text:span text:style-name="Source_20_Text"><text:span text:style-name="T2">import_id</text:span></text:span><text:span text:style-name="T2"> (INT, FK).</text:span></text:p>
              </text:list-item>
              <text:list-item>
                <text:p text:style-name="P34"><text:span text:style-name="Source_20_Text"><text:span text:style-name="T2">supply_id</text:span></text:span><text:span text:style-name="T2"> (INT, FK).</text:span></text:p>
              </text:list-item>
              <text:list-item>
                <text:p text:style-name="P34"><text:span text:style-name="Source_20_Text"><text:span text:style-name="T2">quantity</text:span></text:span><text:span text:style-name="T2"> (INT).</text:span></text:p>
              </text:list-item>
              <text:list-item>
                <text:p text:style-name="P34"><text:span text:style-name="Source_20_Text"><text:span text:style-name="T2">import_price</text:span></text:span><text:span text:style-name="T2"> (DECIMAL): Giá vốn nhập vào.</text:span></text:p>
              </text:list-item>
            </text:list>
          </text:list-item>
        </text:list>
        <text:p text:style-name="P13"/>
        <text:h text:style-name="P1" text:outline-level="3">NHÓM 4: NGHIỆP VỤ &amp; GIAO DỊCH (TRANSACTION MODULE)</text:h>
        <text:p text:style-name="P2">Đây là nhóm quan trọng nhất, xử lý logic BM2, BM4.</text:p>
        <text:h text:style-name="P3" text:outline-level="4"><text:span text:style-name="T1">11. Bảng </text:span><text:span text:style-name="Source_20_Text"><text:span text:style-name="T2">SERVICE_TICKETS</text:span></text:span><text:span text:style-name="T1"> (Phiếu sửa chữa - Master)</text:span></text:h>
        <text:list text:style-name="L11">
          <text:list-item>
            <text:p text:style-name="P35"><text:span text:style-name="T3">Mục đích:</text:span> Đại diện cho một lần xe vào sửa (BM2 <text:span text:style-name="T5">16</text:span>).</text:p>
          </text:list-item>
          <text:list-item>
            <text:p text:style-name="P36">Cấu trúc:</text:p>
            <text:list>
              <text:list-item>
                <text:p text:style-name="P37"><text:span text:style-name="Source_20_Text"><text:span text:style-name="T2">ticket_id</text:span></text:span><text:span text:style-name="T2"> (INT, PK).</text:span></text:p>
              </text:list-item>
              <text:list-item>
                <text:p text:style-name="P37"><text:span text:style-name="Source_20_Text"><text:span text:style-name="T2">car_id</text:span></text:span><text:span text:style-name="T2"> (INT, FK): Sửa xe nào.</text:span></text:p>
              </text:list-item>
              <text:list-item>
                <text:p text:style-name="P37"><text:span text:style-name="Source_20_Text"><text:span text:style-name="T2">service_date</text:span></text:span><text:span text:style-name="T2"> (DATETIME): Ngày sửa chữa</text:span><text:span text:style-name="T6">17</text:span><text:span text:style-name="T2">.</text:span></text:p>
              </text:list-item>
              <text:list-item>
                <text:p text:style-name="P37"><text:span text:style-name="Source_20_Text"><text:span text:style-name="T2">status</text:span></text:span><text:span text:style-name="T2"> (VARCHAR(20)): 'PROCESSING', 'COMPLETED', 'CANCELED'.</text:span></text:p>
              </text:list-item>
              <text:list-item>
                <text:p text:style-name="P37"><text:soft-page-break/><text:span text:style-name="Source_20_Text"><text:span text:style-name="T2">total_amount</text:span></text:span><text:span text:style-name="T2"> (DECIMAL(18, 0)): Tổng tiền phiếu (Tính từ chi tiết).</text:span></text:p>
              </text:list-item>
            </text:list>
          </text:list-item>
        </text:list>
        <text:h text:style-name="P3" text:outline-level="4"><text:span text:style-name="T1">12. Bảng </text:span><text:span text:style-name="Source_20_Text"><text:span text:style-name="T2">TICKET_DETAILS</text:span></text:span><text:span text:style-name="T1"> (Chi tiết phiếu sửa - Detail)</text:span></text:h>
        <text:list text:style-name="L12">
          <text:list-item>
            <text:p text:style-name="P38"><text:span text:style-name="T3">Mục đích:</text:span> Lưu từng hạng mục công việc/vật tư (Bảng trong BM2 <text:span text:style-name="T5">18</text:span>).</text:p>
          </text:list-item>
          <text:list-item>
            <text:p text:style-name="P39">Cấu trúc:</text:p>
            <text:list>
              <text:list-item>
                <text:p text:style-name="P40"><text:span text:style-name="Source_20_Text"><text:span text:style-name="T2">detail_id</text:span></text:span><text:span text:style-name="T2"> (INT, PK).</text:span></text:p>
              </text:list-item>
              <text:list-item>
                <text:p text:style-name="P40"><text:span text:style-name="Source_20_Text"><text:span text:style-name="T2">ticket_id</text:span></text:span><text:span text:style-name="T2"> (INT, FK).</text:span></text:p>
              </text:list-item>
              <text:list-item>
                <text:p text:style-name="P40"><text:span text:style-name="Source_20_Text"><text:span text:style-name="T2">content</text:span></text:span><text:span text:style-name="T2"> (NVARCHAR(200)): Nội dung (nhập tay hoặc tự sinh).</text:span></text:p>
              </text:list-item>
              <text:list-item>
                <text:p text:style-name="P40"><text:span text:style-name="Source_20_Text"><text:span text:style-name="T2">supply_id</text:span></text:span><text:span text:style-name="T2"> (INT, FK, Nullable): Link tới Vật tư (nếu có dùng).</text:span></text:p>
              </text:list-item>
              <text:list-item>
                <text:p text:style-name="P40"><text:span text:style-name="Source_20_Text"><text:span text:style-name="T2">labor_id</text:span></text:span><text:span text:style-name="T2"> (INT, FK, Nullable): Link tới Tiền công (nếu có dùng).</text:span></text:p>
              </text:list-item>
              <text:list-item>
                <text:p text:style-name="P40"><text:span text:style-name="Source_20_Text"><text:span text:style-name="T2">quantity</text:span></text:span><text:span text:style-name="T2"> (INT): Số lượng vật tư</text:span><text:span text:style-name="T6">19</text:span><text:span text:style-name="T2">.</text:span></text:p>
              </text:list-item>
              <text:list-item>
                <text:p text:style-name="P40"><text:span text:style-name="Source_20_Text"><text:span text:style-name="T2">supply_price</text:span></text:span><text:span text:style-name="T2"> (DECIMAL): </text:span><text:span text:style-name="T7">Snapshot</text:span><text:span text:style-name="T2"> giá vật tư lúc sửa</text:span><text:span text:style-name="T6">20</text:span><text:span text:style-name="T2">.</text:span></text:p>
              </text:list-item>
              <text:list-item>
                <text:p text:style-name="P40"><text:span text:style-name="Source_20_Text"><text:span text:style-name="T2">labor_price</text:span></text:span><text:span text:style-name="T2"> (DECIMAL): </text:span><text:span text:style-name="T7">Snapshot</text:span><text:span text:style-name="T2"> giá tiền công lúc sửa</text:span><text:span text:style-name="T6">21</text:span><text:span text:style-name="T2">.</text:span></text:p>
              </text:list-item>
              <text:list-item>
                <text:p text:style-name="P40"><text:span text:style-name="Source_20_Text"><text:span text:style-name="T2">total_price</text:span></text:span><text:span text:style-name="T2"> (DECIMAL): Thành tiền = (supply_price * qty) + labor_price</text:span><text:span text:style-name="T6">22</text:span><text:span text:style-name="T2">.</text:span></text:p>
              </text:list-item>
            </text:list>
          </text:list-item>
        </text:list>
        <text:h text:style-name="P3" text:outline-level="4"><text:span text:style-name="T1">13. Bảng </text:span><text:span text:style-name="Source_20_Text"><text:span text:style-name="T2">PAYMENTS</text:span></text:span><text:span text:style-name="T1"> (Phiếu thu tiền)</text:span></text:h>
        <text:list text:style-name="L13">
          <text:list-item>
            <text:p text:style-name="P41"><text:span text:style-name="T3">Mục đích:</text:span> Ghi nhận thanh toán và trừ nợ (BM4 <text:span text:style-name="T5">23</text:span>).</text:p>
          </text:list-item>
          <text:list-item>
            <text:p text:style-name="P42">Cấu trúc:</text:p>
            <text:list>
              <text:list-item>
                <text:p text:style-name="P43"><text:span text:style-name="Source_20_Text"><text:span text:style-name="T2">payment_id</text:span></text:span><text:span text:style-name="T2"> (INT, PK).</text:span></text:p>
              </text:list-item>
              <text:list-item>
                <text:p text:style-name="P43"><text:span text:style-name="Source_20_Text"><text:span text:style-name="T2">car_id</text:span></text:span><text:span text:style-name="T2"> (INT, FK): Thu tiền xe nào.</text:span></text:p>
              </text:list-item>
              <text:list-item>
                <text:p text:style-name="P43"><text:span text:style-name="Source_20_Text"><text:span text:style-name="T2">payment_date</text:span></text:span><text:span text:style-name="T2"> (DATETIME): Ngày thu tiền</text:span><text:span text:style-name="T6">24</text:span><text:span text:style-name="T2">.</text:span></text:p>
              </text:list-item>
              <text:list-item>
                <text:p text:style-name="P43"><text:span text:style-name="Source_20_Text"><text:span text:style-name="T2">amount</text:span></text:span><text:span text:style-name="T2"> (DECIMAL(18, 0)): Số tiền thu</text:span><text:span text:style-name="T6">25</text:span><text:span text:style-name="T2">.</text:span></text:p>
              </text:list-item>
              <text:list-item>
                <text:p text:style-name="P43"><text:span text:style-name="Source_20_Text"><text:span text:style-name="T2">note</text:span></text:span><text:span text:style-name="T2"> (NVARCHAR): Ghi chú.</text:span></text:p>
              </text:list-item>
            </text:list>
          </text:list-item>
        </text:list>
        <text:p text:style-name="P13"/>
        <text:h text:style-name="P1" text:outline-level="3">PHÂN TÍCH QUAN HỆ KHÓA (JOINS)</text:h>
        <text:p text:style-name="P2">Dưới đây là cách các bảng kết nối với nhau để trả lời các câu hỏi nghiệp vụ:</text:p>
        <text:list text:style-name="L14">
          <text:list-item>
            <text:p text:style-name="P44">Để in "Phiếu Sửa Chữa" (BM2) đầy đủ:</text:p>
            <text:list>
              <text:list-item>
                <text:p text:style-name="P45"><text:span text:style-name="Source_20_Text"><text:span text:style-name="T2">SERVICE_TICKETS</text:span></text:span><text:span text:style-name="T2"> </text:span><text:span text:style-name="T7">JOIN</text:span><text:span text:style-name="T2"> </text:span><text:span text:style-name="Source_20_Text"><text:span text:style-name="T2">CARS</text:span></text:span><text:span text:style-name="T2"> (Lấy biển số)</text:span></text:p>
              </text:list-item>
              <text:list-item>
                <text:p text:style-name="P45"><text:span text:style-name="T7">JOIN</text:span><text:span text:style-name="T2"> </text:span><text:span text:style-name="Source_20_Text"><text:span text:style-name="T2">CUSTOMERS</text:span></text:span><text:span text:style-name="T2"> (Lấy tên chủ xe)</text:span></text:p>
              </text:list-item>
              <text:list-item>
                <text:p text:style-name="P45"><text:span text:style-name="T7">JOIN</text:span><text:span text:style-name="T2"> </text:span><text:span text:style-name="Source_20_Text"><text:span text:style-name="T2">TICKET_DETAILS</text:span></text:span><text:span text:style-name="T2"> (Lấy danh sách hạng mục)</text:span></text:p>
              </text:list-item>
              <text:list-item>
                <text:p text:style-name="P45"><text:span text:style-name="Source_20_Text"><text:span text:style-name="T2">TICKET_DETAILS</text:span></text:span><text:span text:style-name="T2"> </text:span><text:span text:style-name="T7">LEFT JOIN</text:span><text:span text:style-name="T2"> </text:span><text:span text:style-name="Source_20_Text"><text:span text:style-name="T2">SUPPLIES</text:span></text:span><text:span text:style-name="T2"> (Lấy tên vật tư)</text:span></text:p>
              </text:list-item>
              <text:list-item>
                <text:p text:style-name="P45"><text:span text:style-name="Source_20_Text"><text:span text:style-name="T2">TICKET_DETAILS</text:span></text:span><text:span text:style-name="T2"> </text:span><text:span text:style-name="T7">LEFT JOIN</text:span><text:span text:style-name="T2"> </text:span><text:span text:style-name="Source_20_Text"><text:span text:style-name="T2">LABOR_FEES</text:span></text:span><text:span text:style-name="T2"> (Lấy tên công việc)</text:span></text:p>
              </text:list-item>
            </text:list>
          </text:list-item>
          <text:list-item>
            <text:p text:style-name="P44"><text:soft-page-break/>Để kiểm tra quy định "Tiếp nhận xe" (QĐ1):</text:p>
            <text:list>
              <text:list-item>
                <text:p text:style-name="P45"><text:span text:style-name="T2">Đếm </text:span><text:span text:style-name="Source_20_Text"><text:span text:style-name="T2">COUNT(*)</text:span></text:span><text:span text:style-name="T2"> từ bảng </text:span><text:span text:style-name="Source_20_Text"><text:span text:style-name="T2">SERVICE_TICKETS</text:span></text:span><text:span text:style-name="T2"> với điều kiện </text:span><text:span text:style-name="Source_20_Text"><text:span text:style-name="T2">service_date = TODAY</text:span></text:span><text:span text:style-name="T2">.</text:span></text:p>
              </text:list-item>
              <text:list-item>
                <text:p text:style-name="P45"><text:span text:style-name="T2">So sánh với giá trị trong bảng </text:span><text:span text:style-name="Source_20_Text"><text:span text:style-name="T2">PARAMETERS</text:span></text:span><text:span text:style-name="T2"> (</text:span><text:span text:style-name="Source_20_Text"><text:span text:style-name="T2">Key = 'MAX_CARS_RECEIVE'</text:span></text:span><text:span text:style-name="T2">).</text:span></text:p>
              </text:list-item>
            </text:list>
          </text:list-item>
          <text:list-item>
            <text:p text:style-name="P44">Để làm "Báo cáo tồn kho" (BM5.2):</text:p>
            <text:list>
              <text:list-item>
                <text:p text:style-name="P46">Tồn Đầu: Tính toán từ lịch sử (Hơi phức tạp).</text:p>
              </text:list-item>
              <text:list-item>
                <text:p text:style-name="P45"><text:span text:style-name="T2">Phát Sinh Nhập: </text:span><text:span text:style-name="T7">SUM</text:span><text:span text:style-name="T2"> </text:span><text:span text:style-name="Source_20_Text"><text:span text:style-name="T2">quantity</text:span></text:span><text:span text:style-name="T2"> từ </text:span><text:span text:style-name="Source_20_Text"><text:span text:style-name="T2">IMPORT_DETAILS</text:span></text:span><text:span text:style-name="T2"> theo tháng.</text:span></text:p>
              </text:list-item>
              <text:list-item>
                <text:p text:style-name="P45"><text:span text:style-name="T2">Phát Sinh Xuất: </text:span><text:span text:style-name="T7">SUM</text:span><text:span text:style-name="T2"> </text:span><text:span text:style-name="Source_20_Text"><text:span text:style-name="T2">quantity</text:span></text:span><text:span text:style-name="T2"> từ </text:span><text:span text:style-name="Source_20_Text"><text:span text:style-name="T2">TICKET_DETAILS</text:span></text:span><text:span text:style-name="T2"> theo tháng.</text:span></text:p>
              </text:list-item>
              <text:list-item>
                <text:p text:style-name="P45"><text:span text:style-name="T2">Tồn Cuối: Lấy trực tiếp cột </text:span><text:span text:style-name="Source_20_Text"><text:span text:style-name="T2">stock_qty</text:span></text:span><text:span text:style-name="T2"> từ bảng </text:span><text:span text:style-name="Source_20_Text"><text:span text:style-name="T2">SUPPLIES</text:span></text:span><text:span text:style-name="T2">.</text:span></text:p>
              </text:list-item>
            </text:list>
          </text:list-item>
          <text:list-item>
            <text:p text:style-name="P44">Để kiểm tra "Quy định thu tiền" (QĐ4):</text:p>
            <text:list>
              <text:list-item>
                <text:p text:style-name="P45"><text:span text:style-name="T2">Lấy </text:span><text:span text:style-name="Source_20_Text"><text:span text:style-name="T2">current_debt</text:span></text:span><text:span text:style-name="T2"> từ bảng </text:span><text:span text:style-name="Source_20_Text"><text:span text:style-name="T2">CARS</text:span></text:span><text:span text:style-name="T2"> (Ví dụ: 1.000.000đ).</text:span></text:p>
              </text:list-item>
              <text:list-item>
                <text:p text:style-name="P45"><text:span text:style-name="T2">So sánh với số tiền user nhập vào form </text:span><text:span text:style-name="Source_20_Text"><text:span text:style-name="T2">PAYMENTS</text:span></text:span><text:span text:style-name="T2"> (Ví dụ nhập 1.200.000đ).</text:span></text:p>
              </text:list-item>
              <text:list-item>
                <text:p text:style-name="P46">Nếu Input &gt; Debt =&gt; Báo lỗi "Thu quá số tiền nợ"<text:span text:style-name="T5">26</text:span>.</text:p>
              </text:list-item>
            </text:list>
          </text:list-item>
        </text:list>
      </text:section>
      <text:p text:style-name="P2">Dựa trên 13 bảng database đã thiết kế, hệ thống Web App Gara Ô tô của nhóm bạn sẽ có khoảng <text:span text:style-name="T3">20-25 chức năng cụ thể</text:span>, được chia thành <text:span text:style-name="T3">6 Phân hệ (Module) chính</text:span>.</text:p>
      <text:section text:style-name="Sect1" text:name="model-response-message-contentr_c4a14eb33101076e">
        <text:p text:style-name="P2">Đây là danh sách chi tiết từng chức năng, mục đích sử dụng và các bảng dữ liệu tham gia:</text:p>
        <text:p text:style-name="P13"/>
        <text:h text:style-name="P1" text:outline-level="3">1. PHÂN HỆ QUẢN TRỊ &amp; BẢO MẬT (ADMINISTRATION)</text:h>
        <text:p text:style-name="P47">Dành cho Admin quản lý người dùng và cấu hình hệ thống.</text:p>
        <text:list text:style-name="L15">
          <text:list-item>
            <text:p text:style-name="P48">Đăng nhập &amp; Đăng xuất (Authentication):</text:p>
            <text:list>
              <text:list-item>
                <text:p text:style-name="P49"><text:span text:style-name="T8">Mục đích:</text:span> Bảo mật hệ thống, xác định ai đang thao tác (Admin hay Nhân viên).</text:p>
              </text:list-item>
              <text:list-item>
                <text:p text:style-name="P50"><text:span text:style-name="T4">Bảng:</text:span><text:span text:style-name="T2"> </text:span><text:span text:style-name="Source_20_Text"><text:span text:style-name="T2">USERS</text:span></text:span><text:span text:style-name="T2">.</text:span></text:p>
              </text:list-item>
            </text:list>
          </text:list-item>
          <text:list-item>
            <text:p text:style-name="P48">Quản lý Nhân viên (User Management):</text:p>
            <text:list>
              <text:list-item>
                <text:p text:style-name="P49"><text:span text:style-name="T8">Chức năng:</text:span> Thêm tài khoản mới cho nhân viên, Reset mật khẩu, Khóa tài khoản nghỉ việc.</text:p>
              </text:list-item>
              <text:list-item>
                <text:p text:style-name="P50"><text:span text:style-name="T4">Bảng:</text:span><text:span text:style-name="T2"> </text:span><text:span text:style-name="Source_20_Text"><text:span text:style-name="T2">USERS</text:span></text:span><text:span text:style-name="T2">.</text:span></text:p>
              </text:list-item>
            </text:list>
          </text:list-item>
          <text:list-item>
            <text:p text:style-name="P48">Cấu hình Tham số quy định (System Config - QĐ6):</text:p>
            <text:list>
              <text:list-item>
                <text:p text:style-name="P49"><text:span text:style-name="T8">Chức năng:</text:span> Thay đổi các luật như "Số xe tối đa trong ngày", "Tỉ lệ lãi suất".</text:p>
              </text:list-item>
              <text:list-item>
                <text:p text:style-name="P49"><text:span text:style-name="T8">Mục đích:</text:span> Giúp phần mềm linh động, không cần sửa code khi luật thay đổi.</text:p>
              </text:list-item>
              <text:list-item>
                <text:p text:style-name="P50"><text:span text:style-name="T4">Bảng:</text:span><text:span text:style-name="T2"> </text:span><text:span text:style-name="Source_20_Text"><text:span text:style-name="T2">PARAMETERS</text:span></text:span><text:span text:style-name="T2">.</text:span></text:p>
              </text:list-item>
            </text:list>
          </text:list-item>
          <text:list-item>
            <text:p text:style-name="P48">Quản lý Danh mục dùng chung (Master Data):</text:p>
            <text:list>
              <text:list-item>
                <text:p text:style-name="P50"><text:soft-page-break/><text:span text:style-name="T4">Chức năng:</text:span><text:span text:style-name="T2"> Thêm/Sửa/Xóa Hiệu xe (</text:span><text:span text:style-name="Source_20_Text"><text:span text:style-name="T2">CAR_BRANDS</text:span></text:span><text:span text:style-name="T2">) và Bảng giá Tiền công (</text:span><text:span text:style-name="Source_20_Text"><text:span text:style-name="T2">LABOR_FEES</text:span></text:span><text:span text:style-name="T2">).</text:span></text:p>
              </text:list-item>
              <text:list-item>
                <text:p text:style-name="P49"><text:span text:style-name="T8">Mục đích:</text:span> Cập nhật bảng giá niêm yết và các dòng xe mới ra mắt.</text:p>
              </text:list-item>
            </text:list>
          </text:list-item>
        </text:list>
        <text:p text:style-name="P13"/>
        <text:h text:style-name="P1" text:outline-level="3">2. PHÂN HỆ LỄ TÂN &amp; ĐIỀU PHỐI (RECEPTION)</text:h>
        <text:p text:style-name="P47">Dành cho nhân viên tiếp nhận xe ở cổng.</text:p>
        <text:list text:style-name="L16">
          <text:list-item>
            <text:p text:style-name="P51">Dashboard Tổng quan (Home):</text:p>
            <text:list>
              <text:list-item>
                <text:p text:style-name="P52"><text:span text:style-name="T8">Chức năng:</text:span> Hiển thị số xe đang trong xưởng, doanh thu tạm tính trong ngày, biểu đồ trạng thái (bao nhiêu xe đang chờ, bao nhiêu xe đang sửa).</text:p>
              </text:list-item>
              <text:list-item>
                <text:p text:style-name="P53"><text:span text:style-name="T4">Bảng:</text:span><text:span text:style-name="T2"> </text:span><text:span text:style-name="Source_20_Text"><text:span text:style-name="T2">SERVICE_TICKETS</text:span></text:span><text:span text:style-name="T2">, </text:span><text:span text:style-name="Source_20_Text"><text:span text:style-name="T2">CARS</text:span></text:span><text:span text:style-name="T2"> (Query count/sum).</text:span></text:p>
              </text:list-item>
            </text:list>
          </text:list-item>
          <text:list-item>
            <text:p text:style-name="P51">Tra cứu thông tin Xe &amp; Khách hàng:</text:p>
            <text:list>
              <text:list-item>
                <text:p text:style-name="P52"><text:span text:style-name="T8">Chức năng:</text:span> Nhập biển số hoặc SĐT -&gt; Hiện thông tin chủ xe và lịch sử sửa chữa cũ.</text:p>
              </text:list-item>
              <text:list-item>
                <text:p text:style-name="P53"><text:span text:style-name="T4">Bảng:</text:span><text:span text:style-name="T2"> </text:span><text:span text:style-name="Source_20_Text"><text:span text:style-name="T2">CARS</text:span></text:span><text:span text:style-name="T2">, </text:span><text:span text:style-name="Source_20_Text"><text:span text:style-name="T2">CUSTOMERS</text:span></text:span><text:span text:style-name="T2">.</text:span></text:p>
              </text:list-item>
            </text:list>
          </text:list-item>
          <text:list-item>
            <text:p text:style-name="P51">Tiếp nhận xe mới (Check-in):</text:p>
            <text:list>
              <text:list-item>
                <text:p text:style-name="P52"><text:span text:style-name="T8">Chức năng:</text:span> Ghi nhận xe vào xưởng. Hệ thống kiểm tra quy định "Max 30 xe/ngày". Nếu khách mới thì tạo hồ sơ khách, nếu xe mới thì tạo hồ sơ xe.</text:p>
              </text:list-item>
              <text:list-item>
                <text:p text:style-name="P53"><text:span text:style-name="T4">Bảng:</text:span><text:span text:style-name="T2"> </text:span><text:span text:style-name="Source_20_Text"><text:span text:style-name="T2">CARS</text:span></text:span><text:span text:style-name="T2">, </text:span><text:span text:style-name="Source_20_Text"><text:span text:style-name="T2">CUSTOMERS</text:span></text:span><text:span text:style-name="T2">, </text:span><text:span text:style-name="Source_20_Text"><text:span text:style-name="T2">SERVICE_TICKETS</text:span></text:span><text:span text:style-name="T2"> (Tạo phiếu trạng thái 'RECEIVED'), </text:span><text:span text:style-name="Source_20_Text"><text:span text:style-name="T2">PARAMETERS</text:span></text:span><text:span text:style-name="T2">.</text:span></text:p>
              </text:list-item>
            </text:list>
          </text:list-item>
          <text:list-item>
            <text:p text:style-name="P51">Xem Lịch sử bảo dưỡng (Service History):</text:p>
            <text:list>
              <text:list-item>
                <text:p text:style-name="P52"><text:span text:style-name="T8">Chức năng:</text:span> Xem lại xe này từng thay nhớt ngày nào, sửa gì.</text:p>
              </text:list-item>
              <text:list-item>
                <text:p text:style-name="P52"><text:span text:style-name="T8">Mục đích:</text:span> Tư vấn khách hàng (VD: "3 tháng rồi anh chưa thay nhớt").</text:p>
              </text:list-item>
              <text:list-item>
                <text:p text:style-name="P53"><text:span text:style-name="T4">Bảng:</text:span><text:span text:style-name="T2"> </text:span><text:span text:style-name="Source_20_Text"><text:span text:style-name="T2">SERVICE_TICKETS</text:span></text:span><text:span text:style-name="T2"> cũ, </text:span><text:span text:style-name="Source_20_Text"><text:span text:style-name="T2">TICKET_DETAILS</text:span></text:span><text:span text:style-name="T2"> cũ.</text:span></text:p>
              </text:list-item>
            </text:list>
          </text:list-item>
        </text:list>
        <text:p text:style-name="P13"/>
        <text:h text:style-name="P1" text:outline-level="3">3. PHÂN HỆ KỸ THUẬT &amp; DỊCH VỤ (WORKSHOP)</text:h>
        <text:p text:style-name="P47">Dành cho cố vấn dịch vụ hoặc thợ sửa chữa.</text:p>
        <text:list text:style-name="L17">
          <text:list-item>
            <text:p text:style-name="P54">Lập Phiếu Sửa Chữa (Create Ticket):</text:p>
            <text:list>
              <text:list-item>
                <text:p text:style-name="P55"><text:span text:style-name="T8">Chức năng:</text:span> Tạo phiếu chi tiết cho xe. Chọn vật tư, chọn công thợ.</text:p>
              </text:list-item>
              <text:list-item>
                <text:p text:style-name="P55"><text:span text:style-name="T8">Logic:</text:span> Tự động điền giá bán (lấy từ kho) và giá công (lấy từ bảng niêm yết).</text:p>
              </text:list-item>
              <text:list-item>
                <text:p text:style-name="P56"><text:span text:style-name="T4">Bảng:</text:span><text:span text:style-name="T2"> </text:span><text:span text:style-name="Source_20_Text"><text:span text:style-name="T2">SERVICE_TICKETS</text:span></text:span><text:span text:style-name="T2">, </text:span><text:span text:style-name="Source_20_Text"><text:span text:style-name="T2">TICKET_DETAILS</text:span></text:span><text:span text:style-name="T2">, </text:span><text:span text:style-name="Source_20_Text"><text:span text:style-name="T2">SUPPLIES</text:span></text:span><text:span text:style-name="T2">, </text:span><text:span text:style-name="Source_20_Text"><text:span text:style-name="T2">LABOR_FEES</text:span></text:span><text:span text:style-name="T2">.</text:span></text:p>
              </text:list-item>
            </text:list>
          </text:list-item>
          <text:list-item>
            <text:p text:style-name="P54">Cập nhật Trạng thái sửa chữa (Workflow):</text:p>
            <text:list>
              <text:list-item>
                <text:p text:style-name="P55"><text:soft-page-break/><text:span text:style-name="T8">Chức năng:</text:span> Chuyển trạng thái phiếu từ "Đang chờ" -&gt; "Đang làm" -&gt; "Hoàn thành".</text:p>
              </text:list-item>
              <text:list-item>
                <text:p text:style-name="P55"><text:span text:style-name="T8">Mục đích:</text:span> Để Lễ tân và Khách biết xe đã xong chưa.</text:p>
              </text:list-item>
              <text:list-item>
                <text:p text:style-name="P56"><text:span text:style-name="T4">Bảng:</text:span><text:span text:style-name="T2"> </text:span><text:span text:style-name="Source_20_Text"><text:span text:style-name="T2">SERVICE_TICKETS</text:span></text:span><text:span text:style-name="T2"> (cột status).</text:span></text:p>
              </text:list-item>
            </text:list>
          </text:list-item>
          <text:list-item>
            <text:p text:style-name="P54">In Phiếu Báo Giá / Quyết toán:</text:p>
            <text:list>
              <text:list-item>
                <text:p text:style-name="P55"><text:span text:style-name="T8">Chức năng:</text:span> Xuất file PDF phiếu sửa chữa để khách xem và ký.</text:p>
              </text:list-item>
              <text:list-item>
                <text:p text:style-name="P55"><text:span text:style-name="T8">Bảng:</text:span> Join 5-6 bảng để lấy đủ thông tin hiển thị.</text:p>
              </text:list-item>
            </text:list>
          </text:list-item>
        </text:list>
        <text:p text:style-name="P13"/>
        <text:h text:style-name="P1" text:outline-level="3">4. PHÂN HỆ KHO &amp; VẬT TƯ (INVENTORY)</text:h>
        <text:p text:style-name="P47">Dành cho thủ kho.</text:p>
        <text:list text:style-name="L18">
          <text:list-item>
            <text:p text:style-name="P57">Quản lý Nhà cung cấp (Supplier Mgmt):</text:p>
            <text:list>
              <text:list-item>
                <text:p text:style-name="P58"><text:span text:style-name="T8">Chức năng:</text:span> Lưu danh bạ nơi nhập hàng.</text:p>
              </text:list-item>
              <text:list-item>
                <text:p text:style-name="P59"><text:span text:style-name="T4">Bảng:</text:span><text:span text:style-name="T2"> </text:span><text:span text:style-name="Source_20_Text"><text:span text:style-name="T2">SUPPLIERS</text:span></text:span><text:span text:style-name="T2">.</text:span></text:p>
              </text:list-item>
            </text:list>
          </text:list-item>
          <text:list-item>
            <text:p text:style-name="P57">Nhập kho phụ tùng (Import Goods):</text:p>
            <text:list>
              <text:list-item>
                <text:p text:style-name="P58"><text:span text:style-name="T8">Chức năng:</text:span> Lập phiếu nhập hàng mới. Tự động cộng số lượng vào kho. Cập nhật giá vốn.</text:p>
              </text:list-item>
              <text:list-item>
                <text:p text:style-name="P59"><text:span text:style-name="T4">Bảng:</text:span><text:span text:style-name="T2"> </text:span><text:span text:style-name="Source_20_Text"><text:span text:style-name="T2">IMPORT_TICKETS</text:span></text:span><text:span text:style-name="T2">, </text:span><text:span text:style-name="Source_20_Text"><text:span text:style-name="T2">IMPORT_DETAILS</text:span></text:span><text:span text:style-name="T2">, </text:span><text:span text:style-name="Source_20_Text"><text:span text:style-name="T2">SUPPLIES</text:span></text:span><text:span text:style-name="T2">.</text:span></text:p>
              </text:list-item>
            </text:list>
          </text:list-item>
          <text:list-item>
            <text:p text:style-name="P57">Quản lý Danh sách Phụ tùng (Product List):</text:p>
            <text:list>
              <text:list-item>
                <text:p text:style-name="P58"><text:span text:style-name="T8">Chức năng:</text:span> Xem danh sách phụ tùng, số lượng tồn kho hiện tại, sửa giá bán.</text:p>
              </text:list-item>
              <text:list-item>
                <text:p text:style-name="P59"><text:span text:style-name="T4">Bảng:</text:span><text:span text:style-name="T2"> </text:span><text:span text:style-name="Source_20_Text"><text:span text:style-name="T2">SUPPLIES</text:span></text:span><text:span text:style-name="T2">.</text:span></text:p>
              </text:list-item>
            </text:list>
          </text:list-item>
        </text:list>
        <text:p text:style-name="P13"/>
        <text:h text:style-name="P1" text:outline-level="3">5. PHÂN HỆ TÀI CHÍNH &amp; THU NGÂN (CASHIER)</text:h>
        <text:p text:style-name="P47">Dành cho bộ phận thu tiền.</text:p>
        <text:list text:style-name="L19">
          <text:list-item>
            <text:p text:style-name="P60">Theo dõi Công nợ (Debt Tracking):</text:p>
            <text:list>
              <text:list-item>
                <text:p text:style-name="P61"><text:span text:style-name="T8">Chức năng:</text:span> Xem danh sách các xe đang nợ tiền Gara.</text:p>
              </text:list-item>
              <text:list-item>
                <text:p text:style-name="P62"><text:span text:style-name="T4">Bảng:</text:span><text:span text:style-name="T2"> </text:span><text:span text:style-name="Source_20_Text"><text:span text:style-name="T2">CARS</text:span></text:span><text:span text:style-name="T2"> (cột current_debt).</text:span></text:p>
              </text:list-item>
            </text:list>
          </text:list-item>
          <text:list-item>
            <text:p text:style-name="P60">Lập Phiếu Thu Tiền (Payment):</text:p>
            <text:list>
              <text:list-item>
                <text:p text:style-name="P61"><text:span text:style-name="T8">Chức năng:</text:span> Thu tiền khách trả.</text:p>
              </text:list-item>
              <text:list-item>
                <text:p text:style-name="P61"><text:span text:style-name="T8">Logic:</text:span> Kiểm tra số tiền thu &lt;= số nợ (QĐ4). Trừ nợ tự động sau khi thu.</text:p>
              </text:list-item>
              <text:list-item>
                <text:p text:style-name="P62"><text:span text:style-name="T4">Bảng:</text:span><text:span text:style-name="T2"> </text:span><text:span text:style-name="Source_20_Text"><text:span text:style-name="T2">PAYMENTS</text:span></text:span><text:span text:style-name="T2">, </text:span><text:span text:style-name="Source_20_Text"><text:span text:style-name="T2">CARS</text:span></text:span><text:span text:style-name="T2">.</text:span></text:p>
              </text:list-item>
            </text:list>
          </text:list-item>
          <text:list-item>
            <text:p text:style-name="P60">In Hóa đơn thanh toán:</text:p>
            <text:list>
              <text:list-item>
                <text:p text:style-name="P61"><text:soft-page-break/><text:span text:style-name="T8">Chức năng:</text:span> In phiếu thu tiền cho khách.</text:p>
              </text:list-item>
            </text:list>
          </text:list-item>
        </text:list>
        <text:p text:style-name="P13"/>
        <text:h text:style-name="P1" text:outline-level="3">6. PHÂN HỆ BÁO CÁO (REPORTING)</text:h>
        <text:p text:style-name="P47">Dành cho chủ Gara xem kết quả kinh doanh.</text:p>
        <text:list text:style-name="L20">
          <text:list-item>
            <text:p text:style-name="P63">Báo cáo Doanh số (Revenue Report):</text:p>
            <text:list>
              <text:list-item>
                <text:p text:style-name="P64"><text:span text:style-name="T8">Chức năng:</text:span> Xem doanh thu theo tháng, theo hiệu xe (để biết xe hãng nào hay sửa nhất).</text:p>
              </text:list-item>
              <text:list-item>
                <text:p text:style-name="P65"><text:span text:style-name="T4">Bảng:</text:span><text:span text:style-name="T2"> </text:span><text:span text:style-name="Source_20_Text"><text:span text:style-name="T2">SERVICE_TICKETS</text:span></text:span><text:span text:style-name="T2">, </text:span><text:span text:style-name="Source_20_Text"><text:span text:style-name="T2">CAR_BRANDS</text:span></text:span><text:span text:style-name="T2">.</text:span></text:p>
              </text:list-item>
            </text:list>
          </text:list-item>
          <text:list-item>
            <text:p text:style-name="P63">Báo cáo Tồn kho (Inventory Report - BM5.1):</text:p>
            <text:list>
              <text:list-item>
                <text:p text:style-name="P64"><text:span text:style-name="T8">Chức năng:</text:span> Bảng kê Tồn đầu - Nhập - Xuất - Tồn cuối trong tháng.</text:p>
              </text:list-item>
              <text:list-item>
                <text:p text:style-name="P65"><text:span text:style-name="T4">Logic:</text:span><text:span text:style-name="T2"> Tính toán dựa trên </text:span><text:span text:style-name="Source_20_Text"><text:span text:style-name="T2">IMPORT_DETAILS</text:span></text:span><text:span text:style-name="T2"> (Nhập) và </text:span><text:span text:style-name="Source_20_Text"><text:span text:style-name="T2">TICKET_DETAILS</text:span></text:span><text:span text:style-name="T2"> (Xuất).</text:span></text:p>
              </text:list-item>
            </text:list>
          </text:list-item>
          <text:list-item>
            <text:p text:style-name="P63">Báo cáo Công nợ:</text:p>
            <text:list>
              <text:list-item>
                <text:p text:style-name="P64"><text:span text:style-name="T8">Chức năng:</text:span> Ai đang nợ nhiều nhất? Nợ bao lâu rồi?</text:p>
              </text:list-item>
              <text:list-item>
                <text:p text:style-name="P65"><text:span text:style-name="T4">Bảng:</text:span><text:span text:style-name="T2"> </text:span><text:span text:style-name="Source_20_Text"><text:span text:style-name="T2">CARS</text:span></text:span><text:span text:style-name="T2">, </text:span><text:span text:style-name="Source_20_Text"><text:span text:style-name="T2">CUSTOMERS</text:span></text:span><text:span text:style-name="T2">.</text:span></text:p>
              </text:list-item>
            </text:list>
          </text:list-item>
        </text:list>
        <text:p text:style-name="P66"/>
        <text:list text:style-name="L21">
          <text:list-item>
            <text:p text:style-name="P67"><text:span text:style-name="T3">Giai đoạn 1 (Core):</text:span> Làm chức năng 1, 4, 5, 6, 7, 9, 16 (Đăng nhập, Tiếp nhận, Sửa chữa cơ bản, Thu tiền). Đây là khung xương sống.</text:p>
          </text:list-item>
          <text:list-item>
            <text:p text:style-name="P67"><text:span text:style-name="T3">Giai đoạn 2 (Inventory):</text:span> Làm chức năng 12, 13, 14 (Nhập kho). Nếu không có kho thì sửa chữa không chạy được.</text:p>
          </text:list-item>
          <text:list-item>
            <text:p text:style-name="P67"><text:span text:style-name="T3">Giai đoạn 3 (Enhancement):</text:span> Làm Báo cáo (18, 19) và Cấu hình tham số (3).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22:44:12.441185536</meta:creation-date>
    <dc:date>2026-01-02T22:46:34.641684820</dc:date>
    <meta:editing-duration>PT2M23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8" meta:paragraph-count="209" meta:word-count="1884" meta:character-count="9499" meta:non-whitespace-character-count="7996"/>
  </office:meta>
</office:document-meta>
</file>